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0e6c" officeooo:paragraph-rsid="00110e6c" style:font-weight-asian="bold" style:font-weight-complex="bold"/>
    </style:style>
    <style:style style:name="P2" style:family="paragraph" style:parent-style-name="Standard">
      <style:text-properties fo:font-weight="bold" officeooo:rsid="0011ec23" officeooo:paragraph-rsid="0014ce38" style:font-weight-asian="bold" style:font-weight-complex="bold"/>
    </style:style>
    <style:style style:name="P3" style:family="paragraph" style:parent-style-name="Standard">
      <style:text-properties fo:font-weight="bold" officeooo:rsid="0015cc8e" officeooo:paragraph-rsid="0015cc8e" style:font-weight-asian="bold" style:font-weight-complex="bold"/>
    </style:style>
    <style:style style:name="P4" style:family="paragraph" style:parent-style-name="Standard">
      <style:text-properties fo:font-weight="bold" officeooo:rsid="0017d320" officeooo:paragraph-rsid="0018e38a" style:font-weight-asian="bold" style:font-weight-complex="bold"/>
    </style:style>
    <style:style style:name="P5" style:family="paragraph" style:parent-style-name="Standard">
      <style:text-properties fo:font-weight="bold" officeooo:rsid="0017d320" officeooo:paragraph-rsid="0019d0b9" style:font-weight-asian="bold" style:font-weight-complex="bold"/>
    </style:style>
    <style:style style:name="P6" style:family="paragraph" style:parent-style-name="Standard">
      <style:text-properties fo:font-weight="bold" officeooo:rsid="001c16d7" officeooo:paragraph-rsid="001c16d7" style:font-weight-asian="bold" style:font-weight-complex="bold"/>
    </style:style>
    <style:style style:name="P7" style:family="paragraph" style:parent-style-name="Standard">
      <style:text-properties fo:font-weight="bold" officeooo:rsid="001df994" officeooo:paragraph-rsid="001df994" style:font-weight-asian="bold" style:font-weight-complex="bold"/>
    </style:style>
    <style:style style:name="P8" style:family="paragraph" style:parent-style-name="Standard">
      <style:text-properties fo:font-weight="bold" officeooo:rsid="0023d0f9" officeooo:paragraph-rsid="0023d0f9" style:font-weight-asian="bold" style:font-weight-complex="bold"/>
    </style:style>
    <style:style style:name="P9" style:family="paragraph" style:parent-style-name="Standard">
      <style:text-properties fo:font-weight="bold" officeooo:rsid="00245639" officeooo:paragraph-rsid="002745cb" style:font-weight-asian="bold" style:font-weight-complex="bold"/>
    </style:style>
    <style:style style:name="P10" style:family="paragraph" style:parent-style-name="Standard">
      <style:text-properties fo:font-weight="bold" officeooo:rsid="002e95ea" officeooo:paragraph-rsid="002e95ea" style:font-weight-asian="bold" style:font-weight-complex="bold"/>
    </style:style>
    <style:style style:name="P11" style:family="paragraph" style:parent-style-name="Standard">
      <style:text-properties fo:font-weight="bold" officeooo:rsid="002f9894" officeooo:paragraph-rsid="002f9894" style:font-weight-asian="bold" style:font-weight-complex="bold"/>
    </style:style>
    <style:style style:name="P12" style:family="paragraph" style:parent-style-name="Standard">
      <style:text-properties fo:font-weight="bold" officeooo:rsid="00306289" officeooo:paragraph-rsid="00306289" style:font-weight-asian="bold" style:font-weight-complex="bold"/>
    </style:style>
    <style:style style:name="P13" style:family="paragraph" style:parent-style-name="Standard">
      <style:text-properties fo:font-weight="bold" officeooo:rsid="00312244" officeooo:paragraph-rsid="00312244" style:font-weight-asian="bold" style:font-weight-complex="bold"/>
    </style:style>
    <style:style style:name="P14" style:family="paragraph" style:parent-style-name="Standard">
      <style:text-properties fo:font-weight="bold" officeooo:rsid="0034233c" officeooo:paragraph-rsid="0034233c" style:font-weight-asian="bold" style:font-weight-complex="bold"/>
    </style:style>
    <style:style style:name="P15" style:family="paragraph" style:parent-style-name="Standard">
      <style:text-properties fo:font-weight="bold" officeooo:rsid="0034ca92" officeooo:paragraph-rsid="0034ca92" style:font-weight-asian="bold" style:font-weight-complex="bold"/>
    </style:style>
    <style:style style:name="P16" style:family="paragraph" style:parent-style-name="Standard">
      <style:text-properties fo:font-weight="bold" officeooo:rsid="0035f5c4" officeooo:paragraph-rsid="0035f5c4" style:font-weight-asian="bold" style:font-weight-complex="bold"/>
    </style:style>
    <style:style style:name="P17" style:family="paragraph" style:parent-style-name="Standard">
      <style:text-properties fo:font-weight="bold" officeooo:rsid="00366e50" officeooo:paragraph-rsid="00366e50" style:font-weight-asian="bold" style:font-weight-complex="bold"/>
    </style:style>
    <style:style style:name="P18" style:family="paragraph" style:parent-style-name="Standard">
      <style:text-properties fo:font-weight="bold" officeooo:rsid="003bace1" officeooo:paragraph-rsid="003bace1" style:font-weight-asian="bold" style:font-weight-complex="bold"/>
    </style:style>
    <style:style style:name="P19" style:family="paragraph" style:parent-style-name="Standard">
      <style:text-properties fo:font-weight="bold" officeooo:rsid="003d4b39" officeooo:paragraph-rsid="003d4b39" style:font-weight-asian="bold" style:font-weight-complex="bold"/>
    </style:style>
    <style:style style:name="P20" style:family="paragraph" style:parent-style-name="Standard">
      <style:text-properties fo:font-weight="bold" officeooo:rsid="003892d0" officeooo:paragraph-rsid="003892d0" style:font-weight-asian="bold" style:font-weight-complex="bold"/>
    </style:style>
    <style:style style:name="P21" style:family="paragraph" style:parent-style-name="Standard">
      <style:text-properties fo:font-weight="bold" officeooo:rsid="003f40b9" officeooo:paragraph-rsid="003f40b9" style:font-weight-asian="bold" style:font-weight-complex="bold"/>
    </style:style>
    <style:style style:name="P22" style:family="paragraph" style:parent-style-name="Standard">
      <style:text-properties fo:font-weight="bold" officeooo:rsid="00425fd5" officeooo:paragraph-rsid="00425fd5" style:font-weight-asian="bold" style:font-weight-complex="bold"/>
    </style:style>
    <style:style style:name="P23" style:family="paragraph" style:parent-style-name="Standard">
      <style:text-properties fo:font-weight="bold" officeooo:rsid="004a8120" officeooo:paragraph-rsid="004a8120" style:font-weight-asian="bold" style:font-weight-complex="bold"/>
    </style:style>
    <style:style style:name="P24" style:family="paragraph" style:parent-style-name="Standard">
      <style:text-properties fo:font-weight="normal" officeooo:rsid="001df994" officeooo:paragraph-rsid="001df994" style:font-weight-asian="normal" style:font-weight-complex="normal"/>
    </style:style>
    <style:style style:name="P25" style:family="paragraph" style:parent-style-name="Standard">
      <style:text-properties fo:font-weight="normal" officeooo:rsid="001e3a3d" officeooo:paragraph-rsid="001e3a3d" style:font-weight-asian="normal" style:font-weight-complex="normal"/>
    </style:style>
    <style:style style:name="P26" style:family="paragraph" style:parent-style-name="Standard">
      <style:text-properties fo:font-weight="normal" officeooo:rsid="00110e6c" officeooo:paragraph-rsid="00110e6c" style:font-weight-asian="normal" style:font-weight-complex="normal"/>
    </style:style>
    <style:style style:name="P27" style:family="paragraph" style:parent-style-name="Standard">
      <style:text-properties fo:font-weight="normal" officeooo:rsid="0011ec23" officeooo:paragraph-rsid="0011ec23" style:font-weight-asian="normal" style:font-weight-complex="normal"/>
    </style:style>
    <style:style style:name="P28" style:family="paragraph" style:parent-style-name="Standard">
      <style:text-properties fo:font-weight="normal" officeooo:rsid="0011ec23" officeooo:paragraph-rsid="0012e81d" style:font-weight-asian="normal" style:font-weight-complex="normal"/>
    </style:style>
    <style:style style:name="P29" style:family="paragraph" style:parent-style-name="Standard">
      <style:text-properties fo:font-weight="normal" officeooo:rsid="0011ba60" officeooo:paragraph-rsid="0011ba60" style:font-weight-asian="normal" style:font-weight-complex="normal"/>
    </style:style>
    <style:style style:name="P30" style:family="paragraph" style:parent-style-name="Standard">
      <style:text-properties fo:font-weight="normal" officeooo:rsid="00196246" officeooo:paragraph-rsid="0019d0b9" style:font-weight-asian="normal" style:font-weight-complex="normal"/>
    </style:style>
    <style:style style:name="P31" style:family="paragraph" style:parent-style-name="Standard">
      <style:text-properties fo:font-weight="normal" officeooo:rsid="001bb9b6" officeooo:paragraph-rsid="0019d0b9" style:font-weight-asian="normal" style:font-weight-complex="normal"/>
    </style:style>
    <style:style style:name="P32" style:family="paragraph" style:parent-style-name="Standard">
      <style:text-properties fo:font-weight="normal" officeooo:rsid="001db749" officeooo:paragraph-rsid="001c16d7" style:font-weight-asian="normal" style:font-weight-complex="normal"/>
    </style:style>
    <style:style style:name="P33" style:family="paragraph" style:parent-style-name="Standard">
      <style:text-properties fo:font-weight="normal" officeooo:rsid="003bace1" officeooo:paragraph-rsid="003892d0" style:font-weight-asian="normal" style:font-weight-complex="normal"/>
    </style:style>
    <style:style style:name="P34" style:family="paragraph" style:parent-style-name="Standard">
      <style:text-properties fo:font-weight="normal" officeooo:rsid="003d4b39" officeooo:paragraph-rsid="003d4b39" style:font-weight-asian="normal" style:font-weight-complex="normal"/>
    </style:style>
    <style:style style:name="P35" style:family="paragraph" style:parent-style-name="Standard">
      <style:text-properties fo:font-weight="normal" officeooo:rsid="003f40b9" officeooo:paragraph-rsid="003f40b9" style:font-weight-asian="normal" style:font-weight-complex="normal"/>
    </style:style>
    <style:style style:name="P36" style:family="paragraph" style:parent-style-name="Standard">
      <style:text-properties fo:font-weight="normal" officeooo:rsid="00425fd5" officeooo:paragraph-rsid="00425fd5" style:font-weight-asian="normal" style:font-weight-complex="normal"/>
    </style:style>
    <style:style style:name="P37" style:family="paragraph" style:parent-style-name="Standard">
      <style:text-properties fo:font-weight="normal" officeooo:rsid="0045544a" officeooo:paragraph-rsid="0045544a" style:font-weight-asian="normal" style:font-weight-complex="normal"/>
    </style:style>
    <style:style style:name="P38" style:family="paragraph" style:parent-style-name="Standard">
      <style:text-properties fo:font-weight="normal" officeooo:rsid="003aa7b8" officeooo:paragraph-rsid="003892d0" style:font-weight-asian="normal" style:font-weight-complex="normal"/>
    </style:style>
    <style:style style:name="P39" style:family="paragraph" style:parent-style-name="Standard">
      <style:text-properties fo:font-weight="normal" officeooo:rsid="003bace1" officeooo:paragraph-rsid="003892d0" style:font-weight-asian="normal" style:font-weight-complex="normal"/>
    </style:style>
    <style:style style:name="P40" style:family="paragraph" style:parent-style-name="Standard">
      <style:text-properties fo:font-weight="bold" officeooo:rsid="004c187b" officeooo:paragraph-rsid="004c187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ce38" style:font-weight-asian="normal" style:font-weight-complex="normal"/>
    </style:style>
    <style:style style:name="T3" style:family="text">
      <style:text-properties fo:font-weight="normal" officeooo:rsid="0016689a" style:font-weight-asian="normal" style:font-weight-complex="normal"/>
    </style:style>
    <style:style style:name="T4" style:family="text">
      <style:text-properties fo:font-weight="normal" officeooo:rsid="00322ee8" style:font-weight-asian="normal" style:font-weight-complex="normal"/>
    </style:style>
    <style:style style:name="T5" style:family="text">
      <style:text-properties fo:font-weight="normal" officeooo:rsid="000f45ca" style:font-weight-asian="normal" style:font-weight-complex="normal"/>
    </style:style>
    <style:style style:name="T6" style:family="text">
      <style:text-properties fo:font-weight="normal" officeooo:rsid="0034ca92" style:font-weight-asian="normal" style:font-weight-complex="normal"/>
    </style:style>
    <style:style style:name="T7" style:family="text">
      <style:text-properties fo:font-weight="normal" officeooo:rsid="003892d0" style:font-weight-asian="normal" style:font-weight-complex="normal"/>
    </style:style>
    <style:style style:name="T8" style:family="text">
      <style:text-properties fo:font-weight="normal" officeooo:rsid="003aa7b8" style:font-weight-asian="normal" style:font-weight-complex="normal"/>
    </style:style>
    <style:style style:name="T9" style:family="text">
      <style:text-properties officeooo:rsid="0012e81d"/>
    </style:style>
    <style:style style:name="T10" style:family="text">
      <style:text-properties officeooo:rsid="001345e9"/>
    </style:style>
    <style:style style:name="T11" style:family="text">
      <style:text-properties officeooo:rsid="0016689a"/>
    </style:style>
    <style:style style:name="T12" style:family="text">
      <style:text-properties officeooo:rsid="00180d07"/>
    </style:style>
    <style:style style:name="T13" style:family="text">
      <style:text-properties officeooo:rsid="0018e38a"/>
    </style:style>
    <style:style style:name="T14" style:family="text">
      <style:text-properties officeooo:rsid="00196246"/>
    </style:style>
    <style:style style:name="T15" style:family="text">
      <style:text-properties officeooo:rsid="0019d0b9"/>
    </style:style>
    <style:style style:name="T16" style:family="text">
      <style:text-properties officeooo:rsid="001bb9b6"/>
    </style:style>
    <style:style style:name="T17" style:family="text">
      <style:text-properties officeooo:rsid="001d1142"/>
    </style:style>
    <style:style style:name="T18" style:family="text">
      <style:text-properties officeooo:rsid="001db749"/>
    </style:style>
    <style:style style:name="T19" style:family="text">
      <style:text-properties officeooo:rsid="002037a6"/>
    </style:style>
    <style:style style:name="T20" style:family="text">
      <style:text-properties officeooo:rsid="0025e0d3"/>
    </style:style>
    <style:style style:name="T21" style:family="text">
      <style:text-properties officeooo:rsid="002922d6"/>
    </style:style>
    <style:style style:name="T22" style:family="text">
      <style:text-properties officeooo:rsid="00300427"/>
    </style:style>
    <style:style style:name="T23" style:family="text">
      <style:text-properties officeooo:rsid="003bace1"/>
    </style:style>
    <style:style style:name="T24" style:family="text">
      <style:text-properties officeooo:rsid="003aa7b8"/>
    </style:style>
    <style:style style:name="T25" style:family="text">
      <style:text-properties officeooo:rsid="0048ef3d"/>
    </style:style>
    <style:style style:name="T26" style:family="text">
      <style:text-properties fo:font-weight="bold" officeooo:rsid="0048ef3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cation</text:p>
      <text:p text:style-name="P1"/>
      <text:p text:style-name="P26">1. Logistic regression and words corresponding to labels (/home/tbose/Work/Papers/Domain_adaptation/Explainability_for_DA/Domain_discrimi/bow_pred.py)</text:p>
      <text:p text:style-name="P13"><text:span text:style-name="T1">2. Path for SDA: </text:span><text:a xlink:type="simple" xlink:href="mailto:tbose@fnancy" text:style-name="Internet_20_link" text:visited-style-name="Visited_20_Internet_20_Link"><text:span text:style-name="T1">tbose@fnancy</text:span></text:a><text:span text:style-name="T1">:/srv/storage/talc3@talc-data.nancy/multispeech/calcul/users/tbose/tasc_L2_predef </text:span><text:span text:style-name="T4">load state dict from other folders in run_binary_classification</text:span></text:p>
      <text:p text:style-name="P14"><text:span text:style-name="T4">3. </text:span><text:span text:style-name="T5">Sequence tagger BERT: </text:span><text:a xlink:type="simple" xlink:href="https://github.com/IINemo/bert_sequence_tagger" text:style-name="Internet_20_link" text:visited-style-name="Visited_20_Internet_20_Link"><text:span text:style-name="T5">https://github.com/IINemo/bert_sequence_tagger</text:span></text:a></text:p>
      <text:p text:style-name="P15"><text:span text:style-name="T5">4. </text:span>NoReg <text:span text:style-name="T1">without SDA (tbose@fnancy:/srv/storage/talc3@talc-data.nancy/multispeech/calcul/users/tbose/tasc_L2_tune_alpha_out_predef/HatEval_Dynamic_sent_all_epoch_None.txt/ Waseem_Dynamic)</text:span></text:p>
      <text:p text:style-name="P16"><text:span text:style-name="T1">5. </text:span>D-Ref IG visual:<text:span text:style-name="T1"> </text:span><text:span text:style-name="T6">tbose@fnancy:/srv/storage/talc3@talc-data.nancy/multispeech/calcul/users/tbose /</text:span><text:span text:style-name="T1">tasc_L2_tune_alpha_out_visual</text:span></text:p>
      <text:p text:style-name="P17"><text:span text:style-name="T1">6. </text:span><text:span text:style-name="T7">No-Reg with SDA: /srv/storage/talc3@talc-data.nancy/multispeech/calcul/users/tbose/tasc_no_reg_SDA/HatEval_Dynamic_sent_all_epoch_None.txt</text:span></text:p>
      <text:p text:style-name="P20"><text:span text:style-name="T1">7. </text:span><text:span text:style-name="T8">D-Ref deeplift with visualisation: /srv/storage/talc3@talc-data.nancy/multispeech/calcul/users/tbose/tasc_deeplift_noabs_SDA/HatEval_Dynamic_sent_all_epoch_None.txt</text:span></text:p>
      <text:p text:style-name="P38"/>
      <text:p text:style-name="P21"><text:span text:style-name="T24">B</text:span>ert pretrained model</text:p>
      <text:p text:style-name="P35">srv/storage/talc2@talc-data2.nancy.grid5000.fr/multispeech/calcul/users/tbose/Hate_speech/Domain_adapt/bert-AAD/bert_pretr_uncased</text:p>
      <text:p text:style-name="P35">/home1/tbose/Codes/Domain_adapt/bert-AAD/bert_pretr_uncased</text:p>
      <text:p text:style-name="P33"/>
      <text:p text:style-name="P18"><text:span text:style-name="T23">U</text:span>tility files</text:p>
      <text:p text:style-name="P33">tasc_no_reg_SDA/Bert_ftr_extract.py</text:p>
      <text:p text:style-name="P33">../tasc_no_reg_SDA/custom_SDA.py</text:p>
      <text:p text:style-name="P33">../tasc_no_reg_SDA/captum_exmp.py</text:p>
      <text:p text:style-name="P33">../tasc_no_reg_SDA/FPRD_calc.py</text:p>
      <text:p text:style-name="P33"/>
      <text:p text:style-name="P40">While doing sys.path always put / after the folder path/ Also, add the parent folder of the folder that should be importable.</text:p>
      <text:p text:style-name="P33"/>
      <text:p text:style-name="P19"><text:span text:style-name="T23">P</text:span>reprocess</text:p>
      <text:p text:style-name="P34">talc2: keras-bert-master/bert/Ashwin_preprocess/Founta_classif_preproc.py</text:p>
      <text:p text:style-name="P34"/>
      <text:p text:style-name="P34"><text:span text:style-name="T26">Code of UDA hate target sheikh:</text:span><text:span text:style-name="T25"> </text:span>/home/tbose/Work/Backup_columbia/UDA_hate_target</text:p>
      <text:p text:style-name="P34"/>
      <text:p text:style-name="P22">BERT-AAD</text:p>
      <text:p text:style-name="P36">Use the code in talc3</text:p>
      <text:p text:style-name="P37">Plotting PCA: Local machine: /Work/Backup/Adversarial_app/adversarial_plot_cents.py / adversarial_plot.py</text:p>
      <text:p text:style-name="P37"/>
      <text:p text:style-name="P23">D-Ref codes</text:p>
      <text:p text:style-name="P37">/Work/Papers/Domain_adaptation/Explainability_for_DA/Dyn_Ref_codes</text:p>
      <text:p text:style-name="P26"/>
      <text:p text:style-name="P27">Dynamic test for HatEval → Dynamic</text:p>
      <text:p text:style-name="P29">2119</text:p>
      <text:p text:style-name="P28">311 going to the kitchen is shit FP</text:p>
      <text:p text:style-name="P2"><text:soft-page-break/><text:span text:style-name="T9">352: </text:span><text:span text:style-name="T10">wildlife belongs in the fucking wild FP with no reg fucking most inportant, with reg fucking least <text:s/>imp</text:span></text:p>
      <text:p text:style-name="P2"><text:span text:style-name="T2">380 you are such an abusive dick FP but looks like hate</text:span><text:span text:style-name="T1"> </text:span></text:p>
      <text:p text:style-name="P3"><text:span text:style-name="T3">490 </text:span><text:span text:style-name="T1">The Gunners are a bunch of losers. </text:span><text:span text:style-name="T3">FP, In no reg losers most imp, after reg, gunners most important</text:span></text:p>
      <text:p text:style-name="P4"><text:span text:style-name="T11">2</text:span>932 <text:span text:style-name="T12">FP ‘females’ most important for no reg, females less important for L2 reg</text:span></text:p>
      <text:p text:style-name="P5"><text:span text:style-name="T13">There is so much cancer patients in the world but it is mostly the young females who are mostly affected by </text:span><text:span text:style-name="T14">this disease</text:span></text:p>
      <text:p text:style-name="P30"/>
      <text:p text:style-name="P5"><text:span text:style-name="T16">1927: </text:span><text:span text:style-name="T15">I won’t spend a penny fixing this useless air conditioner </text:span><text:span text:style-name="T12">. </text:span><text:span text:style-name="T16">Fucking gets more importance than conditioner in no reg.. With L2 reg, fucking is less important that condition</text:span></text:p>
      <text:p text:style-name="P31"/>
      <text:p text:style-name="P6"><text:span text:style-name="T17">1126 </text:span><text:span text:style-name="T16">t</text:span>rans people can literally come and hang with me, <text:span text:style-name="T17">trans most important for no reg; trans less important for reg FP </text:span><text:span text:style-name="T18">(lgbt word was there in filt_FP, not trans, lgbt was removed after 2nd epoch)</text:span></text:p>
      <text:p text:style-name="P32"/>
      <text:p text:style-name="P7"><text:span text:style-name="T18">H</text:span>atEval → Waseem</text:p>
      <text:p text:style-name="P24">91: Bad they do not know, FP</text:p>
      <text:p text:style-name="P25">916 cannot wait ‘<text:span text:style-name="T19">ass’ given more importance in L2 reg</text:span></text:p>
      <text:p text:style-name="P25"/>
      <text:p text:style-name="P8">Waseem → Dynamic</text:p>
      <text:p text:style-name="P8"/>
      <text:p text:style-name="P8">24: Hate Christians Jews</text:p>
      <text:p text:style-name="P9">33: B<text:span text:style-name="T20">l</text:span>acks are savages <text:span text:style-name="T21">(</text:span><text:span text:style-name="T22">africans</text:span><text:span text:style-name="T21">, </text:span><text:span text:style-name="T22">dark</text:span><text:span text:style-name="T21"> extracted for FN) </text:span></text:p>
      <text:p text:style-name="P10">66: Immigrants are usually unpleasant</text:p>
      <text:p text:style-name="P11">787: Queers can’t be truly happy (queer is penalized)</text:p>
      <text:p text:style-name="P12">2838. Dont get me wrong, I don’t hate asians but I definitely don’t like them.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5:05:43.023502387</meta:creation-date>
    <dc:date>2021-12-07T16:14:48.768282335</dc:date>
    <meta:editing-duration>P9DT1H30M25S</meta:editing-duration>
    <meta:editing-cycles>57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344" meta:character-count="3154" meta:non-whitespace-character-count="2851"/>
  </office:meta>
</office:document-meta>
</file>